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officeooo:paragraph-rsid="002c021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d33f1" officeooo:paragraph-rsid="002d33f1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1dcea" officeooo:paragraph-rsid="0031dcea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9440a" officeooo:paragraph-rsid="0029440a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35b4c5" officeooo:paragraph-rsid="0035b4c5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fo:color="#666666" fo:font-size="10pt" fo:letter-spacing="-0.004cm" fo:font-weight="bold" officeooo:rsid="0035b4c5" officeooo:paragraph-rsid="0035b4c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2d33f1" officeooo:paragraph-rsid="002d33f1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 style:list-style-name="L4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 style:list-style-name="L5">
      <style:paragraph-properties fo:text-align="start" style:justify-single-word="false"/>
      <style:text-properties fo:color="#666666" fo:font-size="10pt" fo:letter-spacing="-0.004cm" fo:font-style="italic" fo:font-weight="normal" officeooo:rsid="0021a970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31dcea" officeooo:paragraph-rsid="0031dcea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30b719" officeooo:paragraph-rsid="0030b71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b7f6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e631" style:font-size-asian="10pt" style:font-weight-asian="bold" style:font-size-complex="10pt" style:font-weight-complex="bold"/>
    </style:style>
    <style:style style:name="T4" style:family="text">
      <style:text-properties officeooo:rsid="00260b3f"/>
    </style:style>
    <style:style style:name="T5" style:family="text">
      <style:text-properties officeooo:rsid="0026d3d5"/>
    </style:style>
    <style:style style:name="T6" style:family="text">
      <style:text-properties officeooo:rsid="002ad551"/>
    </style:style>
    <style:style style:name="T7" style:family="text">
      <style:text-properties officeooo:rsid="002b7f63"/>
    </style:style>
    <style:style style:name="T8" style:family="text">
      <style:text-properties officeooo:rsid="002c0215"/>
    </style:style>
    <style:style style:name="T9" style:family="text">
      <style:text-properties officeooo:rsid="003286cf"/>
    </style:style>
    <style:style style:name="T10" style:family="text">
      <style:text-properties officeooo:rsid="0035b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<text:bookmark text:name="_GoBack"/>TAG</text:p>
          </table:table-cell>
          <table:table-cell table:style-name="Table6.A1" office:value-type="string">
            <text:p text:style-name="P1">INHALT</text:p>
          </table:table-cell>
          <table:table-cell table:style-name="Table6.A1" office:value-type="string">
            <text:p text:style-name="P1">ARBEITSZEIT</text:p>
          </table:table-cell>
          <table:table-cell table:style-name="Table6.D1" office:value-type="string">
            <text:p text:style-name="P1">ORT</text:p>
          </table:table-cell>
        </table:table-row>
        <table:table-row table:style-name="Table6.2">
          <table:table-cell table:style-name="Table6.A2" office:value-type="string">
            <text:p text:style-name="P1">2016/<text:span text:style-name="T8">10</text:span>/<text:span text:style-name="T4">17</text:span> – <text:span text:style-name="T7">MONTAG</text:span></text:p>
          </table:table-cell>
          <table:table-cell table:style-name="Table6.A2" office:value-type="string">
            <text:p text:style-name="P15"/>
            <text:list xml:id="list5519361217895173667" text:style-name="L1">
              <text:list-item>
                <text:p text:style-name="P16">Uoenthuneu</text:p>
              </text:list-item>
            </text:list>
            <text:p text:style-name="Standard"/>
          </table:table-cell>
          <table:table-cell table:style-name="Table6.A2" office:value-type="string">
            <text:p text:style-name="P13">7 h 48 min</text:p>
          </table:table-cell>
          <table:table-cell table:style-name="Table6.D2" office:value-type="string">
            <text:p text:style-name="P11"/>
            <text:p text:style-name="P13">DRVB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1">2016/<text:span text:style-name="T8">10</text:span>/<text:span text:style-name="T8">18</text:span> – DIENSTAG</text:p>
          </table:table-cell>
          <table:table-cell table:style-name="Table6.A2" office:value-type="string">
            <text:p text:style-name="P15"/>
            <text:list xml:id="list4558646690790216957" text:style-name="L2">
              <text:list-item>
                <text:p text:style-name="P17">Uoenthuneu</text:p>
              </text:list-item>
            </text:list>
            <text:p text:style-name="Standard"/>
          </table:table-cell>
          <table:table-cell table:style-name="Table6.A2" office:value-type="string">
            <text:p text:style-name="P13">7 h 48 min</text:p>
          </table:table-cell>
          <table:table-cell table:style-name="Table6.D2" office:value-type="string">
            <text:p text:style-name="P11"/>
            <text:p text:style-name="P12">DRVB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1">2016/<text:span text:style-name="T8">1</text:span>0/<text:span text:style-name="T8">19</text:span> – MITTWOCH</text:p>
          </table:table-cell>
          <table:table-cell table:style-name="Table6.A2" office:value-type="string">
            <text:p text:style-name="P21"/>
            <text:list xml:id="list8332231520872640998" text:style-name="L3">
              <text:list-item>
                <text:p text:style-name="P18">Uoenthuneu</text:p>
              </text:list-item>
            </text:list>
            <text:p text:style-name="Standard"/>
          </table:table-cell>
          <table:table-cell table:style-name="Table6.A2" office:value-type="string">
            <text:p text:style-name="P13">7 h 48 min</text:p>
          </table:table-cell>
          <table:table-cell table:style-name="Table6.D2" office:value-type="string">
            <text:p text:style-name="P11"/>
            <text:p text:style-name="P12">DRVB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1">2016/<text:span text:style-name="T8">1</text:span>0/<text:span text:style-name="T8">20</text:span> – DONNERSTAG</text:p>
          </table:table-cell>
          <table:table-cell table:style-name="Table6.A2" office:value-type="string">
            <text:p text:style-name="P22"/>
            <text:list xml:id="list5896465288249336044" text:style-name="L4">
              <text:list-item>
                <text:p text:style-name="P19">Uoenthuneu</text:p>
              </text:list-item>
            </text:list>
            <text:p text:style-name="Standard"/>
          </table:table-cell>
          <table:table-cell table:style-name="Table6.A2" office:value-type="string">
            <text:p text:style-name="P13">7 h 48 min</text:p>
          </table:table-cell>
          <table:table-cell table:style-name="Table6.D2" office:value-type="string">
            <text:p text:style-name="P11"/>
            <text:p text:style-name="P12">DRVB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<text:span text:style-name="T8">1</text:span>0/<text:span text:style-name="T8">21</text:span> – FREITAG</text:p>
          </table:table-cell>
          <table:table-cell table:style-name="Table6.A2" office:value-type="string">
            <text:p text:style-name="P22"/>
            <text:list xml:id="list5504000026894847149" text:style-name="L5">
              <text:list-item>
                <text:p text:style-name="P20">Uoenthuneu</text:p>
              </text:list-item>
            </text:list>
            <text:p text:style-name="Standard"/>
          </table:table-cell>
          <table:table-cell table:style-name="Table6.A2" office:value-type="string">
            <text:p text:style-name="P13">7 h 48 min</text:p>
          </table:table-cell>
          <table:table-cell table:style-name="Table6.D2" office:value-type="string">
            <text:p text:style-name="P11"/>
            <text:p text:style-name="P12">DRVB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35b4c5" officeooo:paragraph-rsid="0035b4c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5b4c5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b7f63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ae631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<text:span text:style-name="MT1">Lehrjahr</text:span>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</text:span><text:span text:style-name="MT3">10</text:span><text:span text:style-name="MT2">/</text:span><text:span text:style-name="MT3">17</text:span><text:span text:style-name="MT2"> – 2016/</text:span><text:span text:style-name="MT3">10</text:span><text:span text:style-name="MT2">/</text:span><text:span text:style-name="MT3">21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4">42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6T14:04:38.992930205</dc:date>
    <meta:editing-cycles>31</meta:editing-cycles>
    <dc:title>Header Schule</dc:title>
    <meta:editing-duration>PT2H39M47S</meta:editing-duration>
    <meta:generator>LibreOffice/5.2.3.3$Linux_X86_64 LibreOffice_project/20m0$Build-3</meta:generator>
    <meta:document-statistic meta:table-count="6" meta:image-count="0" meta:object-count="0" meta:page-count="1" meta:paragraph-count="32" meta:word-count="67" meta:character-count="440" meta:non-whitespace-character-count="40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